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00000001" calcext:value-type="float">
            <text:p>0.100000001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00000001" calcext:value-type="float">
            <text:p>0.100000001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00000001" calcext:value-type="float">
            <text:p>0.100000001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0000001" calcext:value-type="float">
            <text:p>0.1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75000003" calcext:value-type="float">
            <text:p>0.075000003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75000003" calcext:value-type="float">
            <text:p>0.07500000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75000003" calcext:value-type="float">
            <text:p>0.075000003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75000003" calcext:value-type="float">
            <text:p>0.075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000024" calcext:value-type="float">
            <text:p>0.975000024</text:p>
          </table:table-cell>
          <table:table-cell table:number-columns-repeated="102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9999988" calcext:value-type="float">
            <text:p>0.949999988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000012" calcext:value-type="float">
            <text:p>0.925000012</text:p>
          </table:table-cell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999976" calcext:value-type="float">
            <text:p>0.899999976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0000024" calcext:value-type="float">
            <text:p>0.850000024</text:p>
          </table:table-cell>
          <table:table-cell table:number-columns-repeated="102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999988" calcext:value-type="float">
            <text:p>0.824999988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2" calcext:value-type="float">
            <text:p>0.800000012</text:p>
          </table:table-cell>
          <table:table-cell table:number-columns-repeated="102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4999976" calcext:value-type="float">
            <text:p>0.774999976</text:p>
          </table:table-cell>
          <table:table-cell table:number-columns-repeated="102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5000024" calcext:value-type="float">
            <text:p>0.725000024</text:p>
          </table:table-cell>
          <table:table-cell table:number-columns-repeated="102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9999988" calcext:value-type="float">
            <text:p>0.699999988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000012" calcext:value-type="float">
            <text:p>0.675000012</text:p>
          </table:table-cell>
          <table:table-cell table:number-columns-repeated="102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999976" calcext:value-type="float">
            <text:p>0.649999976</text:p>
          </table:table-cell>
          <table:table-cell table:number-columns-repeated="102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102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000024" calcext:value-type="float">
            <text:p>0.600000024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999988" calcext:value-type="float">
            <text:p>0.574999988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0000012" calcext:value-type="float">
            <text:p>0.550000012</text:p>
          </table:table-cell>
          <table:table-cell table:number-columns-repeated="102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999976" calcext:value-type="float">
            <text:p>0.524999976</text:p>
          </table:table-cell>
          <table:table-cell table:number-columns-repeated="102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999994" calcext:value-type="float">
            <text:p>0.474999994</text:p>
          </table:table-cell>
          <table:table-cell table:number-columns-repeated="102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999988" calcext:value-type="float">
            <text:p>0.449999988</text:p>
          </table:table-cell>
          <table:table-cell table:number-columns-repeated="102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000012" calcext:value-type="float">
            <text:p>0.425000012</text:p>
          </table:table-cell>
          <table:table-cell table:number-columns-repeated="102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000006" calcext:value-type="float">
            <text:p>0.400000006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102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999994" calcext:value-type="float">
            <text:p>0.349999994</text:p>
          </table:table-cell>
          <table:table-cell table:number-columns-repeated="102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999988" calcext:value-type="float">
            <text:p>0.324999988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000012" calcext:value-type="float">
            <text:p>0.300000012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000006" calcext:value-type="float">
            <text:p>0.275000006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999994" calcext:value-type="float">
            <text:p>0.224999994</text:p>
          </table:table-cell>
          <table:table-cell table:number-columns-repeated="102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000003" calcext:value-type="float">
            <text:p>0.200000003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999997" calcext:value-type="float">
            <text:p>0.174999997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000006" calcext:value-type="float">
            <text:p>0.150000006</text:p>
          </table:table-cell>
          <table:table-cell table:number-columns-repeated="102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table:number-columns-repeated="102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table:number-columns-repeated="102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table:number-columns-repeated="102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0.100000001" calcext:value-type="float">
            <text:p>0.100000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ft, Reuben H</meta:initial-creator>
    <dc:creator>Kraft, Reuben H</dc:creator>
    <meta:creation-date>2020-04-02T17:00:23</meta:creation-date>
    <dc:date>2020-04-02T17:02:36</dc:date>
    <meta:generator>LibreOffice/4.3.7.2$Linux_X86_64 LibreOffice_project/430$Build-2</meta:generator>
    <meta:document-statistic meta:table-count="1" meta:cell-count="41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